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7d0" officeooo:paragraph-rsid="000f57d0"/>
    </style:style>
    <style:style style:name="P2" style:family="paragraph" style:parent-style-name="Standard">
      <style:text-properties fo:font-weight="bold" officeooo:rsid="000f57d0" officeooo:paragraph-rsid="000f57d0" style:font-weight-asian="bold" style:font-weight-complex="bold"/>
    </style:style>
    <style:style style:name="P3" style:family="paragraph" style:parent-style-name="Standard">
      <style:text-properties fo:font-weight="bold" officeooo:rsid="00104712" officeooo:paragraph-rsid="00104712" style:font-weight-asian="bold" style:font-weight-complex="bold"/>
    </style:style>
    <style:style style:name="P4" style:family="paragraph" style:parent-style-name="Standard">
      <style:text-properties fo:font-weight="bold" officeooo:rsid="001150b5" officeooo:paragraph-rsid="001150b5" style:font-weight-asian="bold" style:font-weight-complex="bold"/>
    </style:style>
    <style:style style:name="P5" style:family="paragraph" style:parent-style-name="Standard">
      <style:text-properties fo:font-weight="bold" officeooo:rsid="00159115" officeooo:paragraph-rsid="00159115" style:font-weight-asian="bold" style:font-weight-complex="bold"/>
    </style:style>
    <style:style style:name="P6" style:family="paragraph" style:parent-style-name="Standard">
      <style:text-properties fo:font-weight="bold" officeooo:rsid="00197d59" officeooo:paragraph-rsid="00197d59" style:font-weight-asian="bold" style:font-weight-complex="bold"/>
    </style:style>
    <style:style style:name="P7" style:family="paragraph" style:parent-style-name="Standard">
      <style:text-properties officeooo:rsid="00104712" officeooo:paragraph-rsid="00104712"/>
    </style:style>
    <style:style style:name="P8" style:family="paragraph" style:parent-style-name="Standard">
      <style:text-properties fo:font-weight="normal" officeooo:rsid="00104712" officeooo:paragraph-rsid="00104712" style:font-weight-asian="normal" style:font-weight-complex="normal"/>
    </style:style>
    <style:style style:name="P9" style:family="paragraph" style:parent-style-name="Standard">
      <style:text-properties fo:font-weight="normal" officeooo:rsid="001150b5" officeooo:paragraph-rsid="001150b5" style:font-weight-asian="normal" style:font-weight-complex="normal"/>
    </style:style>
    <style:style style:name="P10" style:family="paragraph" style:parent-style-name="Standard">
      <style:text-properties fo:font-weight="normal" officeooo:rsid="00131938" officeooo:paragraph-rsid="00131938" style:font-weight-asian="normal" style:font-weight-complex="normal"/>
    </style:style>
    <style:style style:name="P11" style:family="paragraph" style:parent-style-name="Standard">
      <style:text-properties fo:font-weight="normal" officeooo:rsid="00159115" officeooo:paragraph-rsid="00159115" style:font-weight-asian="normal" style:font-weight-complex="normal"/>
    </style:style>
    <style:style style:name="P12" style:family="paragraph" style:parent-style-name="Standard">
      <style:text-properties fo:font-weight="normal" officeooo:rsid="0016a5ad" officeooo:paragraph-rsid="0016a5ad" style:font-weight-asian="normal" style:font-weight-complex="normal"/>
    </style:style>
    <style:style style:name="P13" style:family="paragraph" style:parent-style-name="Standard">
      <style:text-properties fo:font-weight="normal" officeooo:rsid="00197d59" officeooo:paragraph-rsid="00197d59" style:font-weight-asian="normal" style:font-weight-complex="normal"/>
    </style:style>
    <style:style style:name="P14" style:family="paragraph" style:parent-style-name="Standard">
      <style:text-properties fo:font-weight="normal" officeooo:rsid="0016a5ad" officeooo:paragraph-rsid="0016a5ad" style:font-weight-asian="normal" style:font-weight-complex="normal"/>
    </style:style>
    <style:style style:name="P15" style:family="paragraph" style:parent-style-name="Standard">
      <style:text-properties fo:font-weight="normal" officeooo:rsid="001ae362" officeooo:paragraph-rsid="001ae362" style:font-weight-asian="normal" style:font-weight-complex="normal"/>
    </style:style>
    <style:style style:name="P16" style:family="paragraph" style:parent-style-name="Standard">
      <style:text-properties fo:font-weight="normal" officeooo:rsid="001c8601" officeooo:paragraph-rsid="001c8601" style:font-weight-asian="normal" style:font-weight-complex="normal"/>
    </style:style>
    <style:style style:name="P17" style:family="paragraph" style:parent-style-name="Standard">
      <style:text-properties fo:font-weight="normal" officeooo:rsid="001d2c16" officeooo:paragraph-rsid="001d2c16" style:font-weight-asian="normal" style:font-weight-complex="normal"/>
    </style:style>
    <style:style style:name="P18" style:family="paragraph" style:parent-style-name="Standard">
      <style:text-properties fo:font-weight="bold" officeooo:rsid="001c8601" officeooo:paragraph-rsid="001c860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362" style:font-weight-asian="bold" style:font-weight-complex="bold"/>
    </style:style>
    <style:style style:name="T4" style:family="text">
      <style:text-properties officeooo:rsid="001d2c16"/>
    </style:style>
    <style:style style:name="T5" style:family="text">
      <style:text-properties officeooo:rsid="001eb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używać gdb?</text:p>
      <text:p text:style-name="P1"/>
      <text:p text:style-name="P1">Po skompilowaniu programu należy użyć w terminalu polecenia:</text:p>
      <text:p text:style-name="P2">gdb &lt;nazwa_programu&gt;</text:p>
      <text:p text:style-name="P1">Uruchomi się gdb z argumentem naszego programu.</text:p>
      <text:p text:style-name="P1"/>
      <text:p text:style-name="P7">Aby dodać breakpoint, należy podać w terminalu polecenie:</text:p>
      <text:p text:style-name="P3">break &lt;etykieta_programu&gt;</text:p>
      <text:p text:style-name="P3"/>
      <text:p text:style-name="P8">Kolejno, uruchamiamy program.</text:p>
      <text:p text:style-name="P3">run</text:p>
      <text:p text:style-name="P8">Program się uruchomi i zatrzyma na początku podanej etykiety.</text:p>
      <text:p text:style-name="P8"/>
      <text:p text:style-name="P8">Aby wypisać wartości rejestrów należy użyć polecenia:</text:p>
      <text:p text:style-name="P3">info registers</text:p>
      <text:p text:style-name="P9">Po użyciu tego polecenia naszym oczom ukażą się wartości poszczególnych rejestrów w pamięci.</text:p>
      <text:p text:style-name="P9"/>
      <text:p text:style-name="P9">Aby kontynuować dalej debugowanie programu należy użyć polecenia:</text:p>
      <text:p text:style-name="P4">next</text:p>
      <text:p text:style-name="P10">Program zatrzyma się na kolejnym najbliższym breakpoincie.</text:p>
      <text:p text:style-name="P10"/>
      <text:p text:style-name="P13">Aby przesuwać się po programie linia po linijce (rozkaz po rozkazie), należy użyc polecenia:</text:p>
      <text:p text:style-name="P6">stepi</text:p>
      <text:p text:style-name="P10"/>
      <text:p text:style-name="P11">Aby zakończyć debugowanie należy użyć polecenia</text:p>
      <text:p text:style-name="P5">q <text:span text:style-name="T1">lub </text:span>quit</text:p>
      <text:p text:style-name="P12">Potwierdzamy za pomocą <text:span text:style-name="T2">y</text:span></text:p>
      <text:p text:style-name="P12"><text:span text:style-name="T2"/></text:p>
      <text:p text:style-name="P12"><text:span text:style-name="T2">/</text:span><text:span text:style-name="T3">x $rax</text:span></text:p>
      <text:p text:style-name="P15">wyświetla zawartość rejestru</text:p>
      <text:p text:style-name="P15"/>
      <text:p text:style-name="P18">display <text:span text:style-name="T5">$rax</text:span></text:p>
      <text:p text:style-name="P17">wyświetla dany rejestr po każdym stepie</text:p>
      <text:p text:style-name="P18"/>
      <text:p text:style-name="P16">typu /h /d /o (po sleszu)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20:41:54.699833899</meta:creation-date>
    <dc:date>2015-06-15T00:36:01.369667761</dc:date>
    <meta:editing-duration>PT3H11M42S</meta:editing-duration>
    <meta:editing-cycles>12</meta:editing-cycles>
    <meta:generator>LibreOffice/4.4.2.2$Linux_X86_64 LibreOffice_project/40m0$Build-2</meta:generator>
    <meta:document-statistic meta:table-count="0" meta:image-count="0" meta:object-count="0" meta:page-count="1" meta:paragraph-count="25" meta:word-count="128" meta:character-count="892" meta:non-whitespace-character-count="789"/>
  </office:meta>
</office:document-meta>
</file>